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/>
    </style:style>
    <style:style style:name="P2" style:family="paragraph" style:parent-style-name="Header">
      <style:text-properties fo:color="#faa61a" fo:language="en" fo:country="US"/>
    </style:style>
    <style:style style:name="P3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text:display="none"/>
    </style:style>
    <style:style style:name="T2" style:family="text">
      <style:text-properties officeooo:rsid="007b885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3" text:outline-level="1">Story flowchart</text:h>
      <text:p text:style-name="P1"><draw:frame draw:style-name="fr1" draw:name="Cornice36" text:anchor-type="paragraph" svg:width="15.734cm" draw:z-index="0"><draw:text-box fo:min-height="22.966cm"><text:p text:style-name="Picture"><draw:frame draw:style-name="fr2" draw:name="Immagine22" text:anchor-type="as-char" svg:width="15.734cm" style:rel-width="100%" svg:height="22.966cm" style:rel-height="scale" draw:z-index="1"><draw:image xlink:href="../Story%20FlowChart.png" xlink:type="simple" xlink:show="embed" xlink:actuate="onLoad" loext:mime-type="image/png"/></draw:frame><text:span text:style-name="T1"><text:line-break/></text:span>Picture <text:sequence text:ref-name="refPicture7" text:name="Picture" text:formula="ooow:Picture+1" style:num-format="1">8</text:sequence>: The legend for the story flowchart it’s the same we have used for <text:span text:style-name="T2">the </text:span>world diagra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8</text:page-number>/<text:page-count>0</text:page-count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ory flowchart</dc:title>
    <dc:date>2018-11-17T22:32:57.047000000</dc:date>
    <dc:creator>Michele Maione</dc:creator>
    <meta:editing-duration>P0D</meta:editing-duration>
    <meta:editing-cycles>1</meta:editing-cycles>
    <meta:document-statistic meta:table-count="0" meta:image-count="1" meta:object-count="0" meta:paragraph-count="3" meta:word-count="21" meta:character-count="114" meta:non-whitespace-character-count="96"/>
    <meta:generator>LibreOffice/6.1.2.1$Windows_X86_64 LibreOffice_project/65905a128db06ba48db947242809d14d3f9a93fe</meta:generator>
    <meta:template xlink:type="simple" xlink:actuate="onRequest" xlink:title="" xlink:href="../MasterGameDesignDocument.odm" meta:date="2018-11-17T22:34:54.633000000"/>
  </office:meta>
</office:document-meta>
</file>